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ethodArgumentResolverTests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ethodArgumentResolverTests.creat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ethodArgumentResolverTests.getHandle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